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DE1140B9364463A3BF.bmp" manifest:media-type="image/bmp"/>
  <manifest:file-entry manifest:full-path="Pictures/100000000000018F000001DEB4AA36262A2AF091.bmp" manifest:media-type="image/bmp"/>
  <manifest:file-entry manifest:full-path="Pictures/100000000000018F000001DE69AFF12428F94840.bmp" manifest:media-type="image/bmp"/>
  <manifest:file-entry manifest:full-path="Pictures/100000000000018F000001DE08C5BF7B8D98A913.bmp" manifest:media-type="image/bmp"/>
  <manifest:file-entry manifest:full-path="Pictures/100000000000018F000001DED810AAECB79089CA.bmp" manifest:media-type="image/bmp"/>
  <manifest:file-entry manifest:full-path="Pictures/100000000000018F000001DEA42880837BA72BAB.bmp" manifest:media-type="image/bmp"/>
  <manifest:file-entry manifest:full-path="Pictures/100000000000018F000001DEE886EC0D555FEBFE.bmp" manifest:media-type="image/bmp"/>
  <manifest:file-entry manifest:full-path="Pictures/100000000000018F000001DE05B4C1D39F2A86EE.bmp" manifest:media-type="image/bmp"/>
  <manifest:file-entry manifest:full-path="Pictures/100000000000018F000001DEBFAEC58C37578395.bmp" manifest:media-type="image/bmp"/>
  <manifest:file-entry manifest:full-path="Pictures/100000000000018F000001DE77B9781C155A257E.bmp" manifest:media-type="image/bmp"/>
  <manifest:file-entry manifest:full-path="Pictures/100000000000018F000001DE887E42CC02EDA191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b2b2b2" draw:textarea-horizontal-align="justify" draw:textarea-vertical-align="middle" draw:auto-grow-height="false" fo:min-height="1.655cm" fo:min-width="5.851cm"/>
    </style:style>
    <style:style style:name="gr5" style:family="graphic" style:parent-style-name="standard">
      <style:graphic-properties svg:stroke-color="#000000" draw:fill-color="#ffffff" draw:textarea-vertical-align="middle" draw:auto-grow-height="false" fo:min-height="8.197cm" fo:min-width="7.0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9cm"/>
    </style:style>
    <style:style style:name="gr11" style:family="graphic" style:parent-style-name="standard">
      <style:graphic-properties svg:stroke-color="#000000" draw:fill-color="#ffff00" draw:auto-grow-height="true" draw:auto-grow-width="false" fo:max-height="0cm" fo:min-height="0.899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font-weight="normal" style:font-weight-asian="normal" style:font-weight-complex="normal"/>
    </style:style>
    <style:style style:name="P9" style:family="paragraph">
      <loext:graphic-properties draw:fill-color="#ffff00"/>
    </style:style>
    <style:style style:name="P10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1" draw:id="id1" draw:layer="layout" svg:width="6.858cm" svg:height="8.218cm" svg:x="3.556cm" svg:y="0.418cm">
          <draw:image xlink:href="Pictures/100000000000018F000001DEB4AA36262A2AF091.bmp" xlink:type="simple" xlink:show="embed" xlink:actuate="onLoad">
            <text:p/>
          </draw:image>
        </draw:frame>
        <draw:frame draw:style-name="gr1" draw:text-style-name="P1" xml:id="id2" draw:id="id2" draw:layer="layout" svg:width="2.946cm" svg:height="3.53cm" svg:x="2.54cm" svg:y="9.765cm">
          <draw:image xlink:href="Pictures/100000000000018F000001DE08C5BF7B8D98A913.bmp" xlink:type="simple" xlink:show="embed" xlink:actuate="onLoad">
            <text:p/>
          </draw:image>
        </draw:frame>
        <draw:frame draw:style-name="gr1" draw:text-style-name="P1" draw:layer="layout" svg:width="2.897cm" svg:height="3.469cm" svg:x="5.486cm" svg:y="9.765cm">
          <draw:image xlink:href="Pictures/100000000000018F000001DEE886EC0D555FEBFE.bmp" xlink:type="simple" xlink:show="embed" xlink:actuate="onLoad">
            <text:p/>
          </draw:image>
        </draw:frame>
        <draw:frame draw:style-name="gr1" draw:text-style-name="P1" xml:id="id4" draw:id="id4" draw:layer="layout" svg:width="2.946cm" svg:height="3.53cm" svg:x="8.383cm" svg:y="9.739cm">
          <draw:image xlink:href="Pictures/100000000000018F000001DEBFAEC58C37578395.bmp" xlink:type="simple" xlink:show="embed" xlink:actuate="onLoad">
            <text:p/>
          </draw:image>
        </draw:frame>
        <draw:frame draw:style-name="gr1" draw:text-style-name="P1" xml:id="id3" draw:id="id3" draw:layer="layout" svg:width="3.018cm" svg:height="3.617cm" svg:x="1.525cm" svg:y="14.346cm">
          <draw:image xlink:href="Pictures/100000000000018F000001DE05B4C1D39F2A86EE.bmp" xlink:type="simple" xlink:show="embed" xlink:actuate="onLoad">
            <text:p/>
          </draw:image>
        </draw:frame>
        <draw:frame draw:style-name="gr1" draw:text-style-name="P1" draw:layer="layout" svg:width="3.079cm" svg:height="3.688cm" svg:x="4.543cm" svg:y="14.346cm">
          <draw:image xlink:href="Pictures/100000000000018F000001DEA42880837BA72BAB.bmp" xlink:type="simple" xlink:show="embed" xlink:actuate="onLoad">
            <text:p/>
          </draw:image>
        </draw:frame>
        <draw:frame draw:style-name="gr1" draw:text-style-name="P1" xml:id="id5" draw:id="id5" draw:layer="layout" svg:width="3.048cm" svg:height="3.653cm" svg:x="7.62cm" svg:y="14.38cm">
          <draw:image xlink:href="Pictures/100000000000018F000001DED810AAECB79089CA.bmp" xlink:type="simple" xlink:show="embed" xlink:actuate="onLoad">
            <text:p/>
          </draw:image>
        </draw:frame>
        <draw:frame draw:style-name="gr1" draw:text-style-name="P1" xml:id="id7" draw:id="id7" draw:layer="layout" svg:width="2.988cm" svg:height="3.579cm" svg:x="13.462cm" svg:y="15.748cm">
          <draw:image xlink:href="Pictures/100000000000018F000001DE69AFF12428F94840.bmp" xlink:type="simple" xlink:show="embed" xlink:actuate="onLoad">
            <text:p/>
          </draw:image>
        </draw:frame>
        <draw:frame draw:style-name="gr1" draw:text-style-name="P1" xml:id="id8" draw:id="id8" draw:layer="layout" svg:width="2.97cm" svg:height="3.559cm" svg:x="17.272cm" svg:y="15.745cm">
          <draw:image xlink:href="Pictures/100000000000018F000001DE1140B9364463A3BF.bmp" xlink:type="simple" xlink:show="embed" xlink:actuate="onLoad">
            <text:p/>
          </draw:image>
        </draw:frame>
        <draw:frame draw:style-name="gr1" draw:text-style-name="P1" draw:layer="layout" svg:width="6.789cm" svg:height="8.133cm" svg:x="20.066cm" svg:y="0.508cm">
          <draw:image xlink:href="Pictures/100000000000018F000001DE77B9781C155A257E.bmp" xlink:type="simple" xlink:show="embed" xlink:actuate="onLoad">
            <text:p/>
          </draw:image>
        </draw:frame>
        <draw:connector draw:style-name="gr2" draw:text-style-name="P1" draw:layer="layout" svg:x1="10.414cm" svg:y1="4.527cm" svg:x2="10.414cm" svg:y2="4.527cm" draw:start-shape="id1" draw:end-shape="id1" svg:d="M10414 4527z" svg:viewBox="0 0 1 1">
          <text:p/>
        </draw:connector>
        <draw:connector draw:style-name="gr3" draw:text-style-name="P2" draw:layer="layout" draw:line-skew="-0.77cm" svg:x1="3.556cm" svg:y1="4.527cm" svg:x2="2.54cm" svg:y2="11.53cm" draw:start-shape="id1" draw:start-glue-point="3" draw:end-shape="id2" draw:end-glue-point="3" svg:d="M3556 4527h-2286v7003h1270" svg:viewBox="0 0 2287 7004">
          <text:p/>
        </draw:connector>
        <draw:connector draw:style-name="gr3" draw:text-style-name="P2" draw:layer="layout" draw:line-skew="-0.517cm" svg:x1="3.556cm" svg:y1="4.527cm" svg:x2="1.525cm" svg:y2="16.154cm" draw:start-shape="id1" draw:start-glue-point="3" draw:end-shape="id3" draw:end-glue-point="3" svg:d="M3556 4527h-3048v11627h1017" svg:viewBox="0 0 3049 11628">
          <text:p/>
        </draw:connector>
        <draw:connector draw:style-name="gr2" draw:text-style-name="P1" draw:layer="layout" draw:line-skew="-0.323cm" svg:x1="11.329cm" svg:y1="11.504cm" svg:x2="13.194cm" svg:y2="14.64cm" draw:start-shape="id4" draw:start-glue-point="1" svg:d="M11329 11504h860v3136h1005" svg:viewBox="0 0 1866 3137">
          <text:p/>
        </draw:connector>
        <draw:connector draw:style-name="gr2" draw:text-style-name="P1" xml:id="id6" draw:id="id6" draw:layer="layout" svg:x1="10.668cm" svg:y1="16.206cm" svg:x2="13.194cm" svg:y2="14.64cm" draw:start-shape="id5" draw:start-glue-point="1" svg:d="M10668 16206h1513v-1566h1013" svg:viewBox="0 0 2527 1567">
          <text:p/>
        </draw:connector>
        <draw:connector draw:style-name="gr3" draw:text-style-name="P2" draw:layer="layout" draw:type="curve" svg:x1="13.194cm" svg:y1="14.64cm" svg:x2="14.956cm" svg:y2="15.748cm" draw:start-shape="id6" draw:start-glue-point="3" draw:end-shape="id7" draw:end-glue-point="0" svg:d="M13194 14640c1175 0 1762 369 1762 1108" svg:viewBox="0 0 1763 1109">
          <text:p/>
        </draw:connector>
        <draw:custom-shape draw:style-name="gr4" draw:text-style-name="P3" draw:layer="layout" svg:width="6.35cm" svg:height="4.318cm" svg:x="21.082cm" svg:y="13.97cm">
          <text:p/>
          <draw:enhanced-geometry svg:viewBox="0 0 21600 21600" draw:text-areas="0 ?f0 21600 21600" draw:type="up-arrow-callout" draw:modifiers="8892.05834683955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" draw:text-style-name="P1" xml:id="id9" draw:id="id9" draw:layer="layout" svg:width="1.844cm" svg:height="2.122cm" svg:x="21.336cm" svg:y="16.002cm">
          <draw:image xlink:href="Pictures/100000000000018F000001DE05B4C1D39F2A86EE.bmp" xlink:type="simple" xlink:show="embed" xlink:actuate="onLoad">
            <text:p/>
          </draw:image>
        </draw:frame>
        <draw:frame draw:style-name="gr1" draw:text-style-name="P1" draw:layer="layout" svg:width="1.882cm" svg:height="2.164cm" svg:x="23.264cm" svg:y="16.002cm">
          <draw:image xlink:href="Pictures/100000000000018F000001DEA42880837BA72BAB.bmp" xlink:type="simple" xlink:show="embed" xlink:actuate="onLoad">
            <text:p/>
          </draw:image>
        </draw:frame>
        <draw:frame draw:style-name="gr1" draw:text-style-name="P1" draw:layer="layout" svg:width="1.863cm" svg:height="2.143cm" svg:x="25.315cm" svg:y="16.002cm">
          <draw:image xlink:href="Pictures/100000000000018F000001DED810AAECB79089CA.bmp" xlink:type="simple" xlink:show="embed" xlink:actuate="onLoad">
            <text:p/>
          </draw:image>
        </draw:frame>
        <draw:connector draw:style-name="gr3" draw:text-style-name="P2" draw:layer="layout" draw:type="curve" svg:x1="18.757cm" svg:y1="19.304cm" svg:x2="22.258cm" svg:y2="16.002cm" draw:start-shape="id8" draw:start-glue-point="2" draw:end-shape="id9" draw:end-glue-point="0" svg:d="M18757 19304c0 750 2032 500 2032-1651s1469-2401 1469-1651" svg:viewBox="0 0 3502 4069">
          <text:p/>
        </draw:connector>
        <draw:custom-shape draw:style-name="gr5" draw:text-style-name="P4" draw:layer="layout" svg:width="7.553cm" svg:height="8.446cm" draw:transform="skewX (-5.83822255924333E-017) rotate (1.89647476521704) translate (18.419cm 14.478cm)">
          <text:p/>
          <draw:enhanced-geometry svg:viewBox="0 0 21600 21600" draw:text-areas="0 0 21600 21600" draw:type="circular-arrow" draw:modifiers="170.213311096596 -12.8463974973875 9229.590383479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6" draw:layer="layout" svg:width="8.128cm" svg:height="0.954cm" svg:x="2.794cm" svg:y="8.89cm">
          <draw:text-box>
            <text:p text:style-name="P5"><text:span text:style-name="T1"><text:s text:c="3"/></text:span><text:span text:style-name="T1">L <text:s text:c="14"/>U <text:s text:c="14"/>X</text:span></text:p>
          </draw:text-box>
        </draw:frame>
        <draw:frame draw:style-name="gr7" draw:text-style-name="P6" draw:layer="layout" svg:width="8.89cm" svg:height="1.657cm" svg:x="1.524cm" svg:y="13.426cm">
          <draw:text-box>
            <text:p text:style-name="P5"><text:span text:style-name="T1"><text:s text:c="4"/></text:span><text:span text:style-name="T1">Y <text:s text:c="15"/>Cb <text:s text:c="12"/>Cr</text:span></text:p>
          </draw:text-box>
        </draw:frame>
        <draw:frame draw:style-name="gr8" draw:text-style-name="P6" draw:layer="layout" svg:width="1.817cm" svg:height="0.954cm" svg:x="13.931cm" svg:y="19.327cm">
          <draw:text-box>
            <text:p text:style-name="P5"><text:span text:style-name="T1">Pele</text:span></text:p>
          </draw:text-box>
        </draw:frame>
        <draw:frame draw:style-name="gr9" draw:text-style-name="P6" draw:layer="layout" svg:width="3.556cm" svg:height="0.954cm" svg:x="17.018cm" svg:y="14.986cm">
          <draw:text-box>
            <text:p text:style-name="P5"><text:span text:style-name="T1">Y filtrado</text:span></text:p>
          </draw:text-box>
        </draw:frame>
        <draw:frame draw:style-name="gr7" draw:text-style-name="P8" draw:layer="layout" svg:width="6.096cm" svg:height="2.36cm" svg:x="21.336cm" svg:y="18.288cm">
          <draw:text-box>
            <text:p text:style-name="P7"><text:span text:style-name="T2">Novo Y filtrado apenas na area da pele</text:span></text:p>
          </draw:text-box>
        </draw:frame>
        <draw:frame draw:style-name="gr10" draw:text-style-name="P8" draw:layer="layout" svg:width="6.096cm" svg:height="1.149cm" svg:x="21.59cm" svg:y="13.075cm">
          <draw:text-box>
            <text:p text:style-name="P7"><text:span text:style-name="T2">YcbCr Resultante</text:span></text:p>
          </draw:text-box>
        </draw:frame>
        <draw:frame draw:style-name="gr11" draw:text-style-name="P9" draw:layer="layout" svg:width="6.096cm" svg:height="1.149cm" draw:transform="rotate (-0.262148453649548) translate (15.03cm 9.652cm)">
          <draw:text-box>
            <text:p><text:span text:style-name="T2">YcbCr para RGB</text:span></text:p>
          </draw:text-box>
        </draw:frame>
        <draw:frame draw:style-name="gr1" draw:text-style-name="P1" draw:layer="layout" svg:width="3.578cm" svg:height="4.287cm" svg:x="22.584cm" svg:y="8.788cm">
          <draw:image xlink:href="Pictures/100000000000018F000001DE887E42CC02EDA191.bmp" xlink:type="simple" xlink:show="embed" xlink:actuate="onLoad">
            <text:p/>
          </draw:image>
        </draw:frame>
        <presentation:notes draw:style-name="dp2">
          <draw:page-thumbnail draw:style-name="gr12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3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4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4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8cm" svg:height="3.506cm" svg:x="1.397cm" svg:y="0.834cm" presentation:class="title" presentation:placeholder="true">
        <draw:text-box/>
      </draw:frame>
      <draw:frame presentation:style-name="Default-outline1" draw:layer="backgroundobjects" svg:width="25.198cm" svg:height="12.178cm" svg:x="1.397cm" svg:y="4.911cm" presentation:class="outline" presentation:placeholder="true">
        <draw:text-box/>
      </draw:frame>
      <draw:frame presentation:style-name="Mpr1" draw:text-style-name="MP2" draw:layer="backgroundobjects" svg:width="6.523cm" svg:height="1.448cm" svg:x="1.397cm" svg:y="19.12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4cm" svg:height="1.448cm" svg:x="9.571cm" svg:y="19.12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1cm" svg:y="19.12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23:47:23.189000000</meta:creation-date>
    <dc:date>2017-05-26T00:15:48.343000000</dc:date>
    <meta:editing-duration>PT27S</meta:editing-duration>
    <meta:editing-cycles>1</meta:editing-cycles>
    <meta:document-statistic meta:object-count="53"/>
    <meta:generator>LibreOffice/5.3.3.2$Windows_x86 LibreOffice_project/3d9a8b4b4e538a85e0782bd6c2d430bafe583448</meta:generator>
  </office:meta>
</office:document-meta>
</file>